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upp 11 feedback</text:p>
      <text:p text:style-name="P1"/>
      <text:p text:style-name="P2"/>
      <text:p text:style-name="P4">Plandokument</text:p>
      <text:p text:style-name="P4"><text:s/></text:p>
      <text:list xml:id="list2547308121089117690" text:style-name="L1">
        <text:list-item>
          <text:p text:style-name="P3">Varför arbeta 18 timmar per vecka?</text:p>
        </text:list-item>
        <text:list-item>
          <text:p text:style-name="P3">Fel beskrivning av retrospekt. Man träffar andra grupper och ger feedback.</text:p>
        </text:list-item>
        <text:list-item>
          <text:p text:style-name="P3">Varför behöver man kunna söka på tonart? Är det tänkt att man ska spela med?</text:p>
        </text:list-item>
        <text:list-item>
          <text:p text:style-name="P3">Separat grovplanering. Kan implementeras i plandokumentet.</text:p>
        </text:list-item>
        <text:list-item>
          <text:p text:style-name="P3">Gantt-schemat är nästan för detaljerat. Behöver inte inkludera specifika dagar. <text:s/></text:p>
        </text:list-item>
        <text:list-item>
          <text:p text:style-name="P3">Annars fint. Bra upplägg på riskanaly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20:47:44</meta:creation-date>
    <meta:document-statistic meta:table-count="0" meta:image-count="0" meta:object-count="0" meta:page-count="1" meta:paragraph-count="9" meta:word-count="64" meta:character-count="404"/>
    <dc:date>2016-03-28T21:33:53</dc:date>
    <meta:editing-duration>PT2M54S</meta:editing-duration>
    <meta:editing-cycles>1</meta:editing-cycles>
    <meta:generator>OpenOffice.org/3.4.1$Unix OpenOffice.org_project/341m1$Build-9593</meta:generator>
  </office:meta>
</office:document-meta>
</file>